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row>
          <table:table-cell office:value-type="string" office:value="location" table:style-name="ce1">
            <text:p>location</text:p>
          </table:table-cell>
          <table:table-cell office:value-type="string" office:value="WaveNumber" table:style-name="ce1">
            <text:p>WaveNumber</text:p>
          </table:table-cell>
          <table:table-cell office:value-type="string" office:value="StartWeek" table:style-name="ce1">
            <text:p>StartWeek</text:p>
          </table:table-cell>
          <table:table-cell office:value-type="string" office:value="EndWeek" table:style-name="ce1">
            <text:p>EndWeek</text:p>
          </table:table-cell>
          <table:table-cell office:value-type="string" office:value="PeekWeek" table:style-name="ce1">
            <text:p>PeekWeek</text:p>
          </table:table-cell>
          <table:table-cell office:value-type="string" office:value="Offset" table:style-name="ce1">
            <text:p>Offset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float" office:value="-12" table:style-name="ce1">
            <text:p>-12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06" table:style-name="ce1">
            <text:p>106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106" table:style-name="ce1">
            <text:p>106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3" table:style-name="ce1">
            <text:p>-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106" table:style-name="ce1">
            <text:p>106</text:p>
          </table:table-cell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-2" table:style-name="ce1">
            <text:p>-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-5" table:style-name="ce1">
            <text:p>-5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8" table:style-name="ce1">
            <text:p>-8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4" table:style-name="ce1">
            <text:p>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initial-creator>TJL</meta:initial-creator>
    <dc:creator>Thomas Arend</dc:creator>
    <meta:creation-date>2016-08-18T13:39:56Z</meta:creation-date>
    <dc:date>2021-12-25T12:38:03.141315692</dc:date>
    <meta:editing-duration>PT39S</meta:editing-duration>
    <meta:editing-cycles>1</meta:editing-cycles>
    <meta:document-statistic meta:table-count="1" meta:cell-count="225" meta:object-count="0"/>
  </office:meta>
</office:document-meta>
</file>